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9f8" officeooo:paragraph-rsid="000a49f8"/>
    </style:style>
    <style:style style:name="P2" style:family="paragraph" style:parent-style-name="Standard">
      <style:paragraph-properties fo:text-align="center" style:justify-single-word="false"/>
      <style:text-properties officeooo:rsid="000a49f8" officeooo:paragraph-rsid="000a49f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</text:p>
      <text:p text:style-name="P1"/>
      <text:p text:style-name="P1">User(<text:span text:style-name="T3">id</text:span>, username, first_name, last_name, password, biography, picture, is_private, created_at)</text:p>
      <text:p text:style-name="P1"/>
      <text:p text:style-name="P1">UK(username)</text:p>
      <text:p text:style-name="P1">NN(username)</text:p>
      <text:p text:style-name="P1">NN(first_name)</text:p>
      <text:p text:style-name="P1">NN(last_name)</text:p>
      <text:p text:style-name="P1">NN(password)</text:p>
      <text:p text:style-name="P1">NN(picture)</text:p>
      <text:p text:style-name="P1">NN(is_private)</text:p>
      <text:p text:style-name="P1">NN(created_at)</text:p>
      <text:p text:style-name="P1"/>
      <text:p text:style-name="P1">FriendRequest(<text:span text:style-name="T4">from_user_id, to_user_id,</text:span> status)</text:p>
      <text:p text:style-name="P1"/>
      <text:p text:style-name="P1">FK(from_user_id) → User</text:p>
      <text:p text:style-name="P1">FK(to_user_id) → User</text:p>
      <text:p text:style-name="P1">NN(status)</text:p>
      <text:p text:style-name="P1"/>
      <text:p text:style-name="P1">RI: status só pode ser Accepted, Rejected ou Pending</text:p>
      <text:p text:style-name="P1"/>
      <text:p text:style-name="P1">Friends(<text:span text:style-name="T5">user_1, user_2</text:span>)</text:p>
      <text:p text:style-name="P1"/>
      <text:p text:style-name="P1">FK(user_1) → User</text:p>
      <text:p text:style-name="P1">FK(user_2) → User</text:p>
      <text:p text:style-name="P1">RI: user_1.id &lt; user_2.id</text:p>
      <text:p text:style-name="P1">RI: user_1.id != user_2.id</text:p>
      <text:p text:style-name="P1"/>
      <text:p text:style-name="P1">DirectMessages(<text:span text:style-name="T4">id</text:span>, from_user_id, to_user_id, content)</text:p>
      <text:p text:style-name="P1"/>
      <text:p text:style-name="P1">FK(from_user_id) → User</text:p>
      <text:p text:style-name="P1">FK(to_user_id) → User </text:p>
      <text:p text:style-name="P1">NN(from_user_id)</text:p>
      <text:p text:style-name="P1">NN(to_user_id)</text:p>
      <text:p text:style-name="P1">NN(content)</text:p>
      <text:p text:style-name="P1"/>
      <text:p text:style-name="P1"/>
      <text:p text:style-name="P1">Content(<text:span text:style-name="T4">id</text:span>, created_at)</text:p>
      <text:p text:style-name="P1"/>
      <text:p text:style-name="P1">ShortFormContent(<text:span text:style-name="T4">id</text:span>)</text:p>
      <text:p text:style-name="P1"/>
      <text:p text:style-name="P1">FK(id) → Content</text:p>
      <text:p text:style-name="P1"/>
      <text:p text:style-name="P1">LongFormContent(<text:span text:style-name="T4">id</text:span>)</text:p>
      <text:p text:style-name="P1">FK(id) → Content</text:p>
      <text:p text:style-name="P1"/>
      <text:p text:style-name="P1">Comments(<text:span text:style-name="T4">id, </text:span><text:span text:style-name="T6">content, long_form_content_id</text:span>)</text:p>
      <text:p text:style-name="P1">FK(<text:span text:style-name="T6">long_form_content_id) → LongFormContent</text:span></text:p>
      <text:p text:style-name="P1">NN(content)</text:p>
      <text:p text:style-name="P1"><text:soft-page-break/>NN(long_form_content)</text:p>
      <text:p text:style-name="P1"/>
      <text:p text:style-name="P1"/>
      <text:p text:style-name="P1">Stories(<text:span text:style-name="T4">id</text:span>, file)</text:p>
      <text:p text:style-name="P1"/>
      <text:p text:style-name="P1">FK(id) → ShortFormContent</text:p>
      <text:p text:style-name="P1">NN(file)</text:p>
      <text:p text:style-name="P1"/>
      <text:p text:style-name="P1">Notes(<text:span text:style-name="T4">id</text:span>, content)</text:p>
      <text:p text:style-name="P1"/>
      <text:p text:style-name="P1">NN(content)</text:p>
      <text:p text:style-name="P1">FK(id) → ShortFormContent</text:p>
      <text:p text:style-name="P1"/>
      <text:p text:style-name="P1">Incs(<text:span text:style-name="T3">id</text:span><text:span text:style-name="T4">,</text:span> content)</text:p>
      <text:p text:style-name="P1"/>
      <text:p text:style-name="P1">FK(id) → LongFormContent</text:p>
      <text:p text:style-name="P1">NN(content)</text:p>
      <text:p text:style-name="P1"/>
      <text:p text:style-name="P1">Posts(<text:span text:style-name="T4">id</text:span>, file, description)</text:p>
      <text:p text:style-name="P1"/>
      <text:p text:style-name="P1">FK(id) → LongFormContent</text:p>
      <text:p text:style-name="P1">NN(file)</text:p>
      <text:p text:style-name="P1">NN(description)</text:p>
      <text:p text:style-name="P1"/>
      <text:p text:style-name="P1">RI: O file só pode ser um vídeo ou imag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15:09.893193278</meta:creation-date>
    <dc:date>2026-02-09T09:27:38.023255563</dc:date>
    <meta:editing-duration>PT18S</meta:editing-duration>
    <meta:editing-cycles>1</meta:editing-cycles>
    <meta:document-statistic meta:table-count="0" meta:image-count="0" meta:object-count="0" meta:page-count="2" meta:paragraph-count="49" meta:word-count="121" meta:character-count="1098" meta:non-whitespace-character-count="1025"/>
    <meta:generator>LibreOffice/7.3.7.2$Linux_X86_64 LibreOffice_project/30$Build-2</meta:generator>
  </office:meta>
</office:document-meta>
</file>